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8575cm"/>
    </style:style>
    <style:style style:name="co3" style:family="table-column">
      <style:table-column-properties fo:break-before="auto" style:column-width="3.227916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Chart 1" svg:x="7.11048in" svg:y="0.15735in" svg:width="6.2965in" svg:height="3.542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1">
            <text:p>Points this meeting</text:p>
          </table:table-cell>
          <table:table-cell office:value-type="string" table:style-name="ce1">
            <text:p>Current Burnup %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otal %</text:p>
          </table:table-cell>
          <table:table-cell office:value-type="string" table:style-name="ce1">
            <text:p>Total Pts</text:p>
          </table:table-cell>
          <table:table-cell table:number-columns-repeated="16378"/>
        </table:table-row>
        <table:table-row table:style-name="ro1">
          <table:table-cell office:value-type="date" office:date-value="2014-10-29T00:00:00" table:style-name="ce2">
            <text:p>10/29/14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B2]/24)" table:style-name="ce1">
            <text:p>0</text:p>
          </table:table-cell>
          <table:table-cell office:value-type="float" office:value="0" table:formula="of:=IF([.C2]=0;0;[.C2]+[.D1])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4-10-31T00:00:00" table:style-name="ce2">
            <text:p>10/31/14</text:p>
          </table:table-cell>
          <table:table-cell office:value-type="float" office:value="5" table:style-name="ce1">
            <text:p>5</text:p>
          </table:table-cell>
          <table:table-cell office:value-type="float" office:value="0.22727272727272727" table:formula="of:=([.B3]/22)" table:style-name="ce1">
            <text:p>0.227272727</text:p>
          </table:table-cell>
          <table:table-cell office:value-type="float" office:value="0.22727272727272727" table:formula="of:=IF([.C3]=0;0;[.C3]+[.D2])" table:style-name="ce1">
            <text:p>0.227272727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table:number-columns-repeated="16378"/>
        </table:table-row>
        <table:table-row table:style-name="ro1">
          <table:table-cell office:value-type="date" office:date-value="2014-11-03T00:00:00" table:style-name="ce2">
            <text:p>11/03/14</text:p>
          </table:table-cell>
          <table:table-cell office:value-type="float" office:value="3" table:style-name="ce1">
            <text:p>3</text:p>
          </table:table-cell>
          <table:table-cell office:value-type="float" office:value="0.13636363636363635" table:formula="of:=([.B4]/22)" table:style-name="ce1">
            <text:p>0.136363636</text:p>
          </table:table-cell>
          <table:table-cell office:value-type="float" office:value="0.36363636363636365" table:formula="of:=IF([.C4]=0;0;[.C4]+[.D3])" table:style-name="ce1">
            <text:p>0.363636364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4-11-05T00:00:00" table:style-name="ce2">
            <text:p>11/05/14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4-11-07T00:00:00" table:style-name="ce2">
            <text:p>11/07/14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4-11-10T00:00:00" table:style-name="ce2">
            <text:p>11/10/14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4-11-12T00:00:00" table:style-name="ce2">
            <text:p>11/12/14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number-rows-repeated="8" table:style-name="ro1">
          <table:table-cell table:style-name="ce2"/>
          <table:table-cell table:number-columns-repeated="16383" table:style-name="ce1"/>
        </table:table-row>
        <table:table-row table:number-rows-repeated="9" table:style-name="ro1">
          <table:table-cell table:style-name="ce2"/>
          <table:table-cell table:number-columns-repeated="16383"/>
        </table:table-row>
        <table:table-row table:number-rows-repeated="104855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Ephraim Chu</meta:initial-creator>
    <dc:creator>Kevin</dc:creator>
    <meta:creation-date>2014-10-21T15:55:17Z</meta:creation-date>
    <dc:date>2014-11-03T22:16:26Z</dc:date>
    <meta:editing-cycles>1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3366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87401574803pt" svg:width="453.3479527559055pt" chart:style-name="Crt0">
        <chart:legend svg:x="369.3900787401575pt" svg:y="112.012125984252pt" chart:style-name="Lgnd"/>
        <chart:plot-area svg:x="27.88677165354331pt" svg:y="21.70259842519685pt" svg:width="316.9912598425197pt" svg:height="225.0733070866142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A$2:.$A$6"/>
          </chart:axis>
          <chart:series chart:values-cell-range-address="Sheet1.$D$2:.$D$6" chart:class="chart:line" chart:attached-axis="primary-y" chart:style-name="G0S0">
            <chart:data-point chart:repeated="5"/>
          </chart:series>
          <chart:series chart:values-cell-range-address="Sheet1.$E$2:.$E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